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">
      <style:paragraph-properties fo:margin-top="0cm" fo:margin-bottom="0cm"/>
    </style:style>
    <style:style style:name="P12" style:family="paragraph" style:parent-style-name="Text_20_body" style:list-style-name="L2">
      <style:paragraph-properties fo:margin-top="0cm" fo:margin-bottom="0cm"/>
    </style:style>
    <style:style style:name="P13" style:family="paragraph" style:parent-style-name="Text_20_body" style:list-style-name="L3">
      <style:paragraph-properties fo:margin-top="0cm" fo:margin-bottom="0cm"/>
    </style:style>
    <style:style style:name="P14" style:family="paragraph" style:parent-style-name="Text_20_body" style:list-style-name="L4">
      <style:paragraph-properties fo:margin-top="0cm" fo:margin-bottom="0cm"/>
    </style:style>
    <style:style style:name="P15" style:family="paragraph" style:parent-style-name="Text_20_body" style:list-style-name="L5">
      <style:paragraph-properties fo:margin-top="0cm" fo:margin-bottom="0cm"/>
    </style:style>
    <style:style style:name="P16" style:family="paragraph" style:parent-style-name="Text_20_body" style:list-style-name="L6">
      <style:paragraph-properties fo:margin-top="0cm" fo:margin-bottom="0cm"/>
    </style:style>
    <style:style style:name="P17" style:family="paragraph" style:parent-style-name="Text_20_body" style:list-style-name="L7">
      <style:paragraph-properties fo:margin-top="0cm" fo:margin-bottom="0cm"/>
    </style:style>
    <style:style style:name="P18" style:family="paragraph" style:parent-style-name="Text_20_body" style:list-style-name="L8">
      <style:paragraph-properties fo:margin-top="0cm" fo:margin-bottom="0cm"/>
    </style:style>
    <style:style style:name="P19" style:family="paragraph" style:parent-style-name="Text_20_body" style:list-style-name="L9">
      <style:paragraph-properties fo:margin-top="0cm" fo:margin-bottom="0cm"/>
    </style:style>
    <style:style style:name="P20" style:family="paragraph" style:parent-style-name="Text_20_body" style:list-style-name="L10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1. <text:span text:style-name="Source_20_Text">@PostMapping("/add")</text:span></text:h>
      <text:list xml:id="list8674021959291201438" text:style-name="L1">
        <text:list-item>
          <text:p text:style-name="P11"><text:span text:style-name="Strong_20_Emphasis">의미</text:span>: 이 어노테이션은 특정 URL (<text:span text:style-name="Source_20_Text">/add</text:span>)에 대해 HTTP POST 요청을 처리하는 메서드를 지정하는 데 사용됩니다.</text:p>
        </text:list-item>
        <text:list-item>
          <text:p text:style-name="P1"><text:span text:style-name="Strong_20_Emphasis">사용 방법</text:span>: 예를 들어, 사용자가 <text:span text:style-name="Source_20_Text">/add</text:span> 경로로 POST 요청을 보내면, 이 메서드가 호출되어 해당 요청을 처리합니다. 이 어노테이션은 Spring MVC에서 지원하며, POST 요청만 처리합니다. 일반적으로 폼 데이터 제출 같은 작업을 할 때 사용됩니다.</text:p>
        </text:list-item>
      </text:list>
      <text:h text:style-name="Heading_20_3" text:outline-level="3">2. <text:span text:style-name="Source_20_Text">@RequestParam Map formData</text:span></text:h>
      <text:list xml:id="list8711700605101767482" text:style-name="L2">
        <text:list-item>
          <text:p text:style-name="P12"><text:span text:style-name="Strong_20_Emphasis">의미</text:span>: 이 어노테이션은 HTTP 요청 파라미터를 메서드의 파라미터로 매핑할 때 사용됩니다.</text:p>
        </text:list-item>
        <text:list-item>
          <text:p text:style-name="P2"><text:span text:style-name="Strong_20_Emphasis">사용 방법</text:span>: <text:span text:style-name="Source_20_Text">@RequestParam</text:span>을 통해 클라이언트가 보낸 폼 데이터나 쿼리 파라미터를 <text:span text:style-name="Source_20_Text">Map</text:span> 형식으로 받아올 수 있습니다. 예를 들어, 사용자가 <text:span text:style-name="Source_20_Text">name=John&amp;age=30</text:span>과 같은 데이터를 POST로 보내면, 이 데이터가 <text:span text:style-name="Source_20_Text">formData</text:span>라는 <text:span text:style-name="Source_20_Text">Map</text:span>에 저장됩니다.</text:p>
        </text:list-item>
      </text:list>
      <text:h text:style-name="Heading_20_3" text:outline-level="3">3. <text:span text:style-name="Source_20_Text">Map&lt;String, Object&gt; test = new HashMap&lt;&gt;();</text:span></text:h>
      <text:list xml:id="list4962985102257096848" text:style-name="L3">
        <text:list-item>
          <text:p text:style-name="P13"><text:span text:style-name="Strong_20_Emphasis">의미</text:span>: <text:span text:style-name="Source_20_Text">Map</text:span>은 Java의 컬렉션 프레임워크 중 하나로, 키와 값 쌍으로 데이터를 저장하는 자료 구조입니다. <text:span text:style-name="Source_20_Text">HashMap</text:span>은 <text:span text:style-name="Source_20_Text">Map</text:span> 인터페이스를 구현한 클래스 중 하나로, 키에 대한 해시 값을 기반으로 데이터를 저장합니다.</text:p>
        </text:list-item>
        <text:list-item>
          <text:p text:style-name="P3"><text:span text:style-name="Strong_20_Emphasis">사용 방법</text:span>: 이 코드에서는 <text:span text:style-name="Source_20_Text">test</text:span>라는 이름의 <text:span text:style-name="Source_20_Text">Map</text:span> 객체를 생성하고, 여기에 "name"이라는 키에 "kim"이라는 값을, "age"라는 키에 20이라는 값을 저장하고 있습니다.</text:p>
        </text:list-item>
      </text:list>
      <text:h text:style-name="Heading_20_3" text:outline-level="3">4. <text:span text:style-name="Source_20_Text">System.out.println(test);</text:span></text:h>
      <text:list xml:id="list8758222633292076747" text:style-name="L4">
        <text:list-item>
          <text:p text:style-name="P14"><text:span text:style-name="Strong_20_Emphasis">의미</text:span>: 이 메서드는 콘솔에 데이터를 출력하는 메서드입니다. <text:span text:style-name="Source_20_Text">test</text:span> 객체에 저장된 모든 키-값 쌍이 출력됩니다.</text:p>
        </text:list-item>
        <text:list-item>
          <text:p text:style-name="P4"><text:span text:style-name="Strong_20_Emphasis">사용 방법</text:span>: 디버깅이나 프로그램의 동작을 확인하기 위해 콘솔에 출력할 때 사용됩니다.</text:p>
        </text:list-item>
      </text:list>
      <text:h text:style-name="Heading_20_3" text:outline-level="3">5. <text:span text:style-name="Source_20_Text">System.out.println(test.get("name"));</text:span></text:h>
      <text:list xml:id="list7509001152173291646" text:style-name="L5">
        <text:list-item>
          <text:p text:style-name="P15"><text:span text:style-name="Strong_20_Emphasis">의미</text:span>: <text:span text:style-name="Source_20_Text">Map</text:span> 객체에서 특정 키("name")에 해당하는 값을 가져와 콘솔에 출력하는 코드입니다.</text:p>
        </text:list-item>
        <text:list-item>
          <text:p text:style-name="P5"><text:span text:style-name="Strong_20_Emphasis">사용 방법</text:span>: <text:span text:style-name="Source_20_Text">get()</text:span> 메서드는 지정된 키에 매핑된 값을 반환합니다. 이 경우 "kim"이라는 값이 출력됩니다.</text:p>
        </text:list-item>
      </text:list>
      <text:h text:style-name="Heading_20_3" text:outline-level="3">6. <text:span text:style-name="Source_20_Text">return "redirect:/list";</text:span></text:h>
      <text:list xml:id="list3911344334773503390" text:style-name="L6">
        <text:list-item>
          <text:p text:style-name="P16"><text:span text:style-name="Strong_20_Emphasis">의미</text:span>: 이 코드는 특정 URL (<text:span text:style-name="Source_20_Text">/list</text:span>)로 리다이렉트(다른 페이지로 이동)하도록 지정하는 것입니다.</text:p>
        </text:list-item>
        <text:list-item>
          <text:p text:style-name="P6"><text:span text:style-name="Strong_20_Emphasis">사용 방법</text:span>: 사용자가 <text:span text:style-name="Source_20_Text">/add</text:span> 경로로 POST 요청을 보낸 후, 서버는 처리가 끝나면 <text:span text:style-name="Source_20_Text">/list</text:span> 경로로 사용자를 리다이렉트 시킵니다. 주로 폼 제출 후 목록 페이지로 이동할 때 사용됩니다.</text:p>
          <text:p text:style-name="P6"><text:soft-page-break/></text:p>
        </text:list-item>
        <text:list-item>
          <text:p text:style-name="P6">1. <text:span text:style-name="Source_20_Text">&lt;form action="/add" method="POST"&gt;</text:span></text:p>
        </text:list-item>
      </text:list>
      <text:list xml:id="list3738127762512664109" text:style-name="L7">
        <text:list-item>
          <text:p text:style-name="P17"><text:span text:style-name="Strong_20_Emphasis">의미</text:span>: <text:span text:style-name="Source_20_Text">&lt;form&gt;</text:span> 태그는 사용자가 데이터를 입력하고 제출할 수 있는 폼을 생성합니다.</text:p>
          <text:list>
            <text:list-item>
              <text:p text:style-name="P17"><text:span text:style-name="Strong_20_Emphasis"><text:span text:style-name="Source_20_Text">action="/add"</text:span></text:span>: 사용자가 폼을 제출했을 때 데이터가 전송될 URL을 지정합니다. 이 경우 <text:span text:style-name="Source_20_Text">/add</text:span> 경로로 데이터가 전송됩니다.</text:p>
            </text:list-item>
            <text:list-item>
              <text:p text:style-name="P7"><text:span text:style-name="Strong_20_Emphasis"><text:span text:style-name="Source_20_Text">method="POST"</text:span></text:span>: 폼 데이터를 서버로 전송할 때 사용할 HTTP 메서드를 지정합니다. 이 경우 POST 메서드를 사용하여 데이터를 전송합니다. POST는 데이터를 서버로 안전하게 전송할 때 사용되며, GET과 달리 URL에 데이터가 포함되지 않습니다.</text:p>
            </text:list-item>
          </text:list>
        </text:list-item>
      </text:list>
      <text:h text:style-name="Heading_20_3" text:outline-level="3">2. <text:span text:style-name="Source_20_Text">&lt;input name="title" /&gt;</text:span></text:h>
      <text:list xml:id="list8288590181067447218" text:style-name="L8">
        <text:list-item>
          <text:p text:style-name="P18"><text:span text:style-name="Strong_20_Emphasis">의미</text:span>: 사용자가 입력할 수 있는 텍스트 필드를 나타냅니다.</text:p>
          <text:list>
            <text:list-item>
              <text:p text:style-name="P8"><text:span text:style-name="Strong_20_Emphasis"><text:span text:style-name="Source_20_Text">name="title"</text:span></text:span>: 이 필드에 입력된 값의 이름을 지정합니다. 사용자가 입력한 값은 <text:span text:style-name="Source_20_Text">title</text:span>이라는 이름으로 서버에 전송됩니다. 이 값은 서버에서 <text:span text:style-name="Source_20_Text">@RequestParam Map formData</text:span>를 통해 <text:span text:style-name="Source_20_Text">formData.get("title")</text:span>으로 접근할 수 있습니다.</text:p>
            </text:list-item>
          </text:list>
        </text:list-item>
      </text:list>
      <text:h text:style-name="Heading_20_3" text:outline-level="3">3. <text:span text:style-name="Source_20_Text">&lt;input name="price" /&gt;</text:span></text:h>
      <text:list xml:id="list5138415874315337300" text:style-name="L9">
        <text:list-item>
          <text:p text:style-name="P19"><text:span text:style-name="Strong_20_Emphasis">의미</text:span>: 또 다른 텍스트 입력 필드를 나타냅니다.</text:p>
          <text:list>
            <text:list-item>
              <text:p text:style-name="P9"><text:span text:style-name="Strong_20_Emphasis"><text:span text:style-name="Source_20_Text">name="price"</text:span></text:span>: 이 필드에 입력된 값은 <text:span text:style-name="Source_20_Text">price</text:span>라는 이름으로 서버에 전송됩니다. 마찬가지로 서버에서 <text:span text:style-name="Source_20_Text">formData.get("price")</text:span>로 접근할 수 있습니다.</text:p>
            </text:list-item>
          </text:list>
        </text:list-item>
      </text:list>
      <text:h text:style-name="Heading_20_3" text:outline-level="3">4. <text:span text:style-name="Source_20_Text">&lt;button type="submit"&gt;전송&lt;/button&gt;</text:span></text:h>
      <text:list xml:id="list3685238254577018091" text:style-name="L10">
        <text:list-item>
          <text:p text:style-name="P20"><text:span text:style-name="Strong_20_Emphasis">의미</text:span>: 폼을 제출(submit)하기 위한 버튼을 생성합니다. 사용자가 이 버튼을 클릭하면 폼에 입력된 데이터가 서버로 전송됩니다.</text:p>
          <text:list>
            <text:list-item>
              <text:p text:style-name="P20"><text:span text:style-name="Strong_20_Emphasis"><text:span text:style-name="Source_20_Text">type="submit"</text:span></text:span>: 이 속성은 버튼이 폼 제출 기능을 수행하도록 지정합니다.</text:p>
            </text:list-item>
            <text:list-item>
              <text:p text:style-name="P10"><text:span text:style-name="Strong_20_Emphasis"><text:span text:style-name="Source_20_Text">전송</text:span></text:span>: 버튼에 표시되는 텍스트입니다. 사용자는 "전송" 버튼을 클릭하여 입력된 데이터를 제출할 수 있습니다.</text:p>
            </text:list-item>
          </text:list>
        </text:list-item>
      </text:list>
      <text:list xml:id="list40777978" text:continue-list="list3911344334773503390" text:style-name="L6"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19T20:45:02.49</meta:creation-date>
    <dc:date>2024-08-19T20:53:54.82</dc:date>
    <meta:editing-duration>PT8M52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2" meta:paragraph-count="32" meta:word-count="1183" meta:character-count="2114"/>
  </office:meta>
</office:document-meta>
</file>